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fo:language="ru" fo:country="RU"/>
    </style:style>
    <style:style style:name="T2"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2">The article I'm going to speak about is taken from the website “suncorp.com.au” and was written in September 2021. It is named “What will life be like in 2035?”. The author of the article is a business writer Dean Evans. In the article, the author raises the problem of rapidly changing lives and answers the question, "How will life change by 2035?"</text:span><text:span text:style-name="T1">. </text:span><text:span text:style-name="T2">The article can be logically divided into five small main parts: the future of food, the future of love, the future of work, the future of health and the future of technology.</text:span></text:p>
      <text:p text:style-name="P1"><text:tab/></text:p>
      <text:p text:style-name="P1"><text:tab/>The author begins his article with how food will change in the future. For starters, he cites an example from a famous work that combines three dishes in one gum on a stick. Then, based on another article, he states that in the future, farms will not be horizontal on the ground, but vertical, synthetic products will be grown, and robots will manage it all. Finally, the author says that synthetic products will be necessary to meet demand because the population will increase every year, so we will have to get used to eating what will be produced on these farms, even insects. So, we can see that food is going to change significantly for the foreseeable future.</text:p>
      <text:p text:style-name="P1"/>
      <text:p text:style-name="P1"><text:tab/>Next, the author talks about how love will change in the future. First, he claims that already a lot of dating happens on the Internet. Further, he says that because of the Internet we are becoming more independent of old social norms, so there will be more and more civil marriages in the future. And finally, he puts forward the theory that with a certain development of artificial intelligence, love between man and robot is possible. In this way you can see that even love will change in the future.</text:p>
      <text:p text:style-name="P1"/>
      <text:p text:style-name="P1"><text:tab/>In the next part of his article, the author shows how work will change in the future. For starters, he talks about how some current professions will disappear as humans will be replaced by robots. He goes on to say that while many professions will disappear, many other professions will emerge because, for example, robots need to be serviced. Finally, he says that in the future work will be seen as a goal to do something rather than a place to come to, so it will mostly be remote. So, you can see that even now you can already see the rudiments of the above.</text:p>
      <text:p text:style-name="P1"/>
      <text:p text:style-name="P1"><text:tab/>The author goes on to discuss changes in health. He begins by saying that now a huge part of the country's budget is spent on health care and hospitals, so future strategies will be to keep people from getting sick and going to hospitals. Further, according to the author, advanced technology will allow doctors to treat people quickly and effectively. Finally, the author says that our health also depends on our knowledge of medicine, so there will be strategies for teaching modern medicine to people in the future. So, there will be big changes in health care.</text:p>
      <text:p text:style-name="P1"/>
      <text:p text:style-name="P1"><text:tab/>The last part of the article is the future of technology. The author begins by saying that the future of technology is rather difficult to predict and that there may be flying cars in the foreseeable future. However, despite the fact that the future is difficult to predict, the obvious trend is the development of technology - the devices will become smaller, smarter and cheaper. And finally, the author says that in the future everything will not only be connected to the Internet (as it is now), but all devices will be connected to each other.</text:p>
      <text:p text:style-name="P1"/>
      <text:p text:style-name="P1"><text:tab/>The author ends his article by saying that the future is unpredictable, but that what is going to happen is bound to come true, so you need to be prepared for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7M24S</meta:editing-duration>
    <meta:editing-cycles>4</meta:editing-cycles>
    <meta:generator>OpenOffice/4.1.11$Win32 OpenOffice.org_project/4111m1$Build-9808</meta:generator>
    <dc:date>2021-11-26T12:15:59.53</dc:date>
    <meta:document-statistic meta:table-count="0" meta:image-count="0" meta:object-count="0" meta:page-count="1" meta:paragraph-count="8" meta:word-count="632" meta:character-count="3539"/>
    <meta:user-defined meta:name="Info 1"/>
    <meta:user-defined meta:name="Info 2"/>
    <meta:user-defined meta:name="Info 3"/>
    <meta:user-defined meta:name="Info 4"/>
  </office:meta>
</office:document-meta>
</file>